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869cm" svg:y="0.523cm">
            <draw:object draw:notify-on-update-of-ranges="Sheet1.A2:Sheet1.A121 Sheet1.B2:Sheet1.B1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2]-2" office:value-type="float" office:value="318" calcext:value-type="float">
            <text:p>31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3]-2" office:value-type="float" office:value="316" calcext:value-type="float">
            <text:p>31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4]-2" office:value-type="float" office:value="314" calcext:value-type="float">
            <text:p>31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5]-2"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6]-2" office:value-type="float" office:value="310" calcext:value-type="float">
            <text:p>31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7]-2" office:value-type="float" office:value="308" calcext:value-type="float">
            <text:p>30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8]-2"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9]-2"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0]-2"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1]-2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2]-2" office:value-type="float" office:value="298" calcext:value-type="float">
            <text:p>29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3]-2"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4]-2" office:value-type="float" office:value="294" calcext:value-type="float">
            <text:p>29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5]-2"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6]-2" office:value-type="float" office:value="290" calcext:value-type="float">
            <text:p>29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7]-2"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8]-2"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9]-2"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0]-2"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-2"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2]-2"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3]-2"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4]-2"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5]-2"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6]-2"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7]-2"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8]-2"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9]-2" office:value-type="float" office:value="264" calcext:value-type="float">
            <text:p>26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30]-2"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31]-2"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32]-2"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33]-3"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34]-3"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35]-3"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36]-3"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37]-3"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38]-3"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39]-3" office:value-type="float" office:value="237" calcext:value-type="float">
            <text:p>237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40]-3" office:value-type="float" office:value="234" calcext:value-type="float">
            <text:p>23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41]-3"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42]-3" office:value-type="float" office:value="228" calcext:value-type="float">
            <text:p>22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1" table:number-columns-repeated="2"/>
        </table:table-row>
        <table:table-row table:style-name="ro1">
          <table:table-cell table:formula="of:=[.A43]-3"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44]-3"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45]-3"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46]-3"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47]-3"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48]-3"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49]-3"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50]-3"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51]-3"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52]-3" office:value-type="float" office:value="198" calcext:value-type="float">
            <text:p>19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53]-3"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54]-3"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55]-3"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56]-3" office:value-type="float" office:value="186" calcext:value-type="float">
            <text:p>18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57]-3"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58]-3"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59]-3"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60]-3"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61]-3"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62]-3"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63]-3"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64]-3"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65]-4"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66]-4"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67]-4"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68]-4"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69]-4"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70]-4"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71]-4"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72]-4"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73]-4"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74]-4"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75]-4"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76]-4"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77]-4"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78]-4"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79]-4"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80]-4"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81]-4"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82]-4"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83]-4"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84]-4"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85]-4"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86]-4"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87]-4"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88]-4"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89]-4"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90]-4"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91]-4"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92]-4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93]-4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94]-4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95]-4"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96]-4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97]-4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98]-4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99]-4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00]-4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01]-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02]-4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03]-4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04]-4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05]-4"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06]-4"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07]-4"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08]-4"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09]-4"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10]-4" office:value-type="float" office:value="-22" calcext:value-type="float">
            <text:p>-2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11]-4" office:value-type="float" office:value="-26" calcext:value-type="float">
            <text:p>-2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12]-4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13]-4" office:value-type="float" office:value="-34" calcext:value-type="float">
            <text:p>-3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14]-4" office:value-type="float" office:value="-38" calcext:value-type="float">
            <text:p>-3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15]-4" office:value-type="float" office:value="-42" calcext:value-type="float">
            <text:p>-4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116]-4" office:value-type="float" office:value="-46" calcext:value-type="float">
            <text:p>-46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117]-4" office:value-type="float" office:value="-50" calcext:value-type="float">
            <text:p>-5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118]-4" office:value-type="float" office:value="-54" calcext:value-type="float">
            <text:p>-5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119]-4" office:value-type="float" office:value="-58" calcext:value-type="float">
            <text:p>-5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120]-4" office:value-type="float" office:value="-62" calcext:value-type="float">
            <text:p>-6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.00.0000</text:date>, <text:time style:data-style-name="N2" text:time-value="11:06:40.0936289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2-05T11:08:51.194009131</dc:date>
    <meta:editing-duration>PT5H9M47S</meta:editing-duration>
    <meta:editing-cycles>19</meta:editing-cycles>
    <meta:generator>LibreOffice/24.2.0.3$MacOSX_X86_64 LibreOffice_project/da48488a73ddd66ea24cf16bbc4f7b9c08e9bea1</meta:generator>
    <meta:document-statistic meta:table-count="1" meta:cell-count="2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2:Sheet1.B121" svg:x="0.985cm" svg:y="0.314cm" svg:width="47.319cm" svg:height="15.083cm">
          <chart:coordinate-region svg:x="1.338cm" svg:y="0.516cm" svg:width="46.67cm" svg:height="14.23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1" chart:class="chart:scatter">
            <chart:domain table:cell-range-address="Sheet1.A2:Sheet1.A121"/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>320</text:p>
                <draw:g>
                  <svg:desc>Sheet1.A2:Sheet1.A121</svg:desc>
                </draw:g>
              </table:table-cell>
              <table:table-cell office:value-type="float" office:value="9">
                <text:p>9</text:p>
                <draw:g>
                  <svg:desc>Sheet1.B2:Sheet1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8">
                <text:p>3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">
                <text:p>3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4">
                <text:p>3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2">
                <text:p>3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">
                <text:p>3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">
                <text:p>3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">
                <text:p>3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6">
                <text:p>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4">
                <text:p>2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2">
                <text:p>2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0">
                <text:p>2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">
                <text:p>2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">
                <text:p>2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">
                <text:p>2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">
                <text:p>2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8">
                <text:p>2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">
                <text:p>2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4">
                <text:p>2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2">
                <text:p>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">
                <text:p>2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8">
                <text:p>2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6">
                <text:p>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">
                <text:p>2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">
                <text:p>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8">
                <text:p>2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">
                <text:p>2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6">
                <text:p>2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3">
                <text:p>2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7">
                <text:p>2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4">
                <text:p>2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1">
                <text:p>2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8">
                <text:p>2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">
                <text:p>2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2">
                <text:p>2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9">
                <text:p>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6">
                <text:p>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3">
                <text:p>2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0">
                <text:p>2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7">
                <text:p>2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">
                <text:p>2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">
                <text:p>2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">
                <text:p>1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">
                <text:p>1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2">
                <text:p>1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">
                <text:p>1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6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4">
                <text:p>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1">
                <text:p>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">
                <text:p>1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5">
                <text:p>1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2">
                <text:p>1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">
                <text:p>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4">
                <text:p>1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0">
                <text:p>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6">
                <text:p>1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2">
                <text:p>1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">
                <text:p>1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">
                <text:p>1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0">
                <text:p>1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6">
                <text:p>1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2">
                <text:p>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">
                <text:p>1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4">
                <text:p>1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0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6">
                <text:p>1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">
                <text:p>1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">
                <text:p>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">
                <text:p>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">
                <text:p>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">
                <text:p>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">
                <text:p>-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">
                <text:p>-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4">
                <text:p>-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8">
                <text:p>-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2">
                <text:p>-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6">
                <text:p>-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0">
                <text:p>-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4">
                <text:p>-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8">
                <text:p>-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2">
                <text:p>-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6">
                <text:p>-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0">
                <text:p>-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4">
                <text:p>-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8">
                <text:p>-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2">
                <text:p>-6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MacOSX_X86_64 LibreOffice_project/da48488a73ddd66ea24cf16bbc4f7b9c08e9be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